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4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50pt" style:font-size-asian="50pt" style:font-size-complex="50pt"/>
    </style:style>
    <style:style style:name="T1" style:family="text">
      <style:text-properties fo:font-family="'Courier 10 Pitch'" style:font-pitch="fixed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.445cm" svg:y="30.4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.445cm" svg:y="31.11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.762cm" svg:y1="31.75cm" svg:x2="4.445cm" svg:y2="31.432cm">
              <text:p/>
            </draw:line>
            <draw:line draw:style-name="gr6" draw:text-style-name="P1" draw:layer="layout" svg:x1="5.397cm" svg:y1="31.75cm" svg:x2="5.715cm" svg:y2="31.432cm">
              <text:p/>
            </draw:line>
            <draw:line draw:style-name="gr6" draw:text-style-name="P1" draw:layer="layout" svg:x1="4.445cm" svg:y1="31.432cm" svg:x2="5.08cm" svg:y2="30.48cm">
              <text:p/>
            </draw:line>
            <draw:line draw:style-name="gr6" draw:text-style-name="P1" draw:layer="layout" svg:x1="5.715cm" svg:y1="31.432cm" svg:x2="5.08cm" svg:y2="30.48cm">
              <text:p/>
            </draw:line>
            <draw:line draw:style-name="gr6" draw:text-style-name="P1" draw:layer="layout" svg:x1="5.08cm" svg:y1="30.48cm" svg:x2="5.08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3.8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0.635cm" svg:y="42.5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0.635cm" svg:y="43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0.952cm" svg:y1="43.815cm" svg:x2="0.635cm" svg:y2="43.497cm">
              <text:p/>
            </draw:line>
            <draw:line draw:style-name="gr6" draw:text-style-name="P1" draw:layer="layout" svg:x1="1.587cm" svg:y1="43.815cm" svg:x2="1.905cm" svg:y2="43.497cm">
              <text:p/>
            </draw:line>
            <draw:line draw:style-name="gr6" draw:text-style-name="P1" draw:layer="layout" svg:x1="0.635cm" svg:y1="43.497cm" svg:x2="1.27cm" svg:y2="42.545cm">
              <text:p/>
            </draw:line>
            <draw:line draw:style-name="gr6" draw:text-style-name="P1" draw:layer="layout" svg:x1="1.905cm" svg:y1="43.497cm" svg:x2="1.27cm" svg:y2="42.545cm">
              <text:p/>
            </draw:line>
            <draw:line draw:style-name="gr6" draw:text-style-name="P1" draw:layer="layout" svg:x1="1.27cm" svg:y1="42.545cm" svg:x2="1.27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8.25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8.25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8.572cm" svg:y1="43.815cm" svg:x2="8.255cm" svg:y2="43.497cm">
              <text:p/>
            </draw:line>
            <draw:line draw:style-name="gr6" draw:text-style-name="P1" draw:layer="layout" svg:x1="9.207cm" svg:y1="43.815cm" svg:x2="9.525cm" svg:y2="43.497cm">
              <text:p/>
            </draw:line>
            <draw:line draw:style-name="gr6" draw:text-style-name="P1" draw:layer="layout" svg:x1="8.255cm" svg:y1="43.497cm" svg:x2="8.89cm" svg:y2="42.545cm">
              <text:p/>
            </draw:line>
            <draw:line draw:style-name="gr6" draw:text-style-name="P1" draw:layer="layout" svg:x1="9.525cm" svg:y1="43.497cm" svg:x2="8.89cm" svg:y2="42.545cm">
              <text:p/>
            </draw:line>
            <draw:line draw:style-name="gr6" draw:text-style-name="P1" draw:layer="layout" svg:x1="8.89cm" svg:y1="42.545cm" svg:x2="8.89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5.87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5.87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6.192cm" svg:y1="43.815cm" svg:x2="15.875cm" svg:y2="43.497cm">
              <text:p/>
            </draw:line>
            <draw:line draw:style-name="gr6" draw:text-style-name="P1" draw:layer="layout" svg:x1="16.827cm" svg:y1="43.815cm" svg:x2="17.145cm" svg:y2="43.497cm">
              <text:p/>
            </draw:line>
            <draw:line draw:style-name="gr6" draw:text-style-name="P1" draw:layer="layout" svg:x1="15.875cm" svg:y1="43.497cm" svg:x2="16.51cm" svg:y2="42.545cm">
              <text:p/>
            </draw:line>
            <draw:line draw:style-name="gr6" draw:text-style-name="P1" draw:layer="layout" svg:x1="17.145cm" svg:y1="43.497cm" svg:x2="16.51cm" svg:y2="42.545cm">
              <text:p/>
            </draw:line>
            <draw:line draw:style-name="gr6" draw:text-style-name="P1" draw:layer="layout" svg:x1="16.51cm" svg:y1="42.545cm" svg:x2="16.51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27.30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7.30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7.622cm" svg:y1="43.815cm" svg:x2="27.305cm" svg:y2="43.497cm">
              <text:p/>
            </draw:line>
            <draw:line draw:style-name="gr6" draw:text-style-name="P1" draw:layer="layout" svg:x1="28.257cm" svg:y1="43.815cm" svg:x2="28.575cm" svg:y2="43.497cm">
              <text:p/>
            </draw:line>
            <draw:line draw:style-name="gr6" draw:text-style-name="P1" draw:layer="layout" svg:x1="27.305cm" svg:y1="43.497cm" svg:x2="27.94cm" svg:y2="42.545cm">
              <text:p/>
            </draw:line>
            <draw:line draw:style-name="gr6" draw:text-style-name="P1" draw:layer="layout" svg:x1="28.575cm" svg:y1="43.497cm" svg:x2="27.94cm" svg:y2="42.545cm">
              <text:p/>
            </draw:line>
            <draw:line draw:style-name="gr6" draw:text-style-name="P1" draw:layer="layout" svg:x1="27.94cm" svg:y1="42.545cm" svg:x2="27.94cm" svg:y2="41.91cm">
              <text:p/>
            </draw:line>
          </draw:g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1.11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1.11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1.432cm" svg:y1="43.815cm" svg:x2="31.115cm" svg:y2="43.497cm">
              <text:p/>
            </draw:line>
            <draw:line draw:style-name="gr6" draw:text-style-name="P1" draw:layer="layout" svg:x1="32.067cm" svg:y1="43.815cm" svg:x2="32.385cm" svg:y2="43.497cm">
              <text:p/>
            </draw:line>
            <draw:line draw:style-name="gr6" draw:text-style-name="P1" draw:layer="layout" svg:x1="31.115cm" svg:y1="43.497cm" svg:x2="31.75cm" svg:y2="42.545cm">
              <text:p/>
            </draw:line>
            <draw:line draw:style-name="gr6" draw:text-style-name="P1" draw:layer="layout" svg:x1="32.385cm" svg:y1="43.497cm" svg:x2="31.75cm" svg:y2="42.545cm">
              <text:p/>
            </draw:line>
            <draw:line draw:style-name="gr6" draw:text-style-name="P1" draw:layer="layout" svg:x1="31.75cm" svg:y1="42.545cm" svg:x2="31.7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2.54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2.54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2.862cm" svg:y1="43.815cm" svg:x2="42.545cm" svg:y2="43.497cm">
              <text:p/>
            </draw:line>
            <draw:line draw:style-name="gr6" draw:text-style-name="P1" draw:layer="layout" svg:x1="43.497cm" svg:y1="43.815cm" svg:x2="43.815cm" svg:y2="43.497cm">
              <text:p/>
            </draw:line>
            <draw:line draw:style-name="gr6" draw:text-style-name="P1" draw:layer="layout" svg:x1="42.545cm" svg:y1="43.497cm" svg:x2="43.18cm" svg:y2="42.545cm">
              <text:p/>
            </draw:line>
            <draw:line draw:style-name="gr6" draw:text-style-name="P1" draw:layer="layout" svg:x1="43.815cm" svg:y1="43.497cm" svg:x2="43.18cm" svg:y2="42.545cm">
              <text:p/>
            </draw:line>
            <draw:line draw:style-name="gr6" draw:text-style-name="P1" draw:layer="layout" svg:x1="43.18cm" svg:y1="42.545cm" svg:x2="43.18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3.975cm" svg:y="31.11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3.975cm" svg:y="31.7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4.292cm" svg:y1="32.385cm" svg:x2="53.975cm" svg:y2="32.067cm">
              <text:p/>
            </draw:line>
            <draw:line draw:style-name="gr6" draw:text-style-name="P1" draw:layer="layout" svg:x1="54.927cm" svg:y1="32.385cm" svg:x2="55.245cm" svg:y2="32.067cm">
              <text:p/>
            </draw:line>
            <draw:line draw:style-name="gr6" draw:text-style-name="P1" draw:layer="layout" svg:x1="53.975cm" svg:y1="32.067cm" svg:x2="54.61cm" svg:y2="31.115cm">
              <text:p/>
            </draw:line>
            <draw:line draw:style-name="gr6" draw:text-style-name="P1" draw:layer="layout" svg:x1="55.245cm" svg:y1="32.067cm" svg:x2="54.61cm" svg:y2="31.115cm">
              <text:p/>
            </draw:line>
            <draw:line draw:style-name="gr6" draw:text-style-name="P1" draw:layer="layout" svg:x1="54.61cm" svg:y1="31.115cm" svg:x2="54.61cm" svg:y2="27.94cm">
              <text:p/>
            </draw:line>
          </draw:g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0.16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0.16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0.482cm" svg:y1="43.815cm" svg:x2="50.165cm" svg:y2="43.497cm">
              <text:p/>
            </draw:line>
            <draw:line draw:style-name="gr6" draw:text-style-name="P1" draw:layer="layout" svg:x1="51.117cm" svg:y1="43.815cm" svg:x2="51.435cm" svg:y2="43.497cm">
              <text:p/>
            </draw:line>
            <draw:line draw:style-name="gr6" draw:text-style-name="P1" draw:layer="layout" svg:x1="50.165cm" svg:y1="43.497cm" svg:x2="50.8cm" svg:y2="42.545cm">
              <text:p/>
            </draw:line>
            <draw:line draw:style-name="gr6" draw:text-style-name="P1" draw:layer="layout" svg:x1="51.435cm" svg:y1="43.497cm" svg:x2="50.8cm" svg:y2="42.545cm">
              <text:p/>
            </draw:line>
            <draw:line draw:style-name="gr6" draw:text-style-name="P1" draw:layer="layout" svg:x1="50.8cm" svg:y1="42.545cm" svg:x2="50.8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.27cm" svg:height="0.952cm" svg:x="57.785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7.785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8.102cm" svg:y1="43.815cm" svg:x2="57.785cm" svg:y2="43.497cm">
              <text:p/>
            </draw:line>
            <draw:line draw:style-name="gr6" draw:text-style-name="P1" draw:layer="layout" svg:x1="58.737cm" svg:y1="43.815cm" svg:x2="59.055cm" svg:y2="43.497cm">
              <text:p/>
            </draw:line>
            <draw:line draw:style-name="gr6" draw:text-style-name="P1" draw:layer="layout" svg:x1="57.785cm" svg:y1="43.497cm" svg:x2="58.42cm" svg:y2="42.545cm">
              <text:p/>
            </draw:line>
            <draw:line draw:style-name="gr6" draw:text-style-name="P1" draw:layer="layout" svg:x1="59.055cm" svg:y1="43.497cm" svg:x2="58.42cm" svg:y2="42.545cm">
              <text:p/>
            </draw:line>
            <draw:line draw:style-name="gr6" draw:text-style-name="P1" draw:layer="layout" svg:x1="58.42cm" svg:y1="42.545cm" svg:x2="58.42cm" svg:y2="41.91cm">
              <text:p/>
            </draw:line>
          </draw:g>
          <draw:custom-shape draw:style-name="gr3" draw:text-style-name="P1" draw:layer="layout" svg:width="1.27cm" svg:height="1.27cm" svg:x="57.785cm" svg:y="43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2.06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2.06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2.382cm" svg:y1="15.557cm" svg:x2="12.065cm" svg:y2="15.239cm">
              <text:p/>
            </draw:line>
            <draw:line draw:style-name="gr6" draw:text-style-name="P1" draw:layer="layout" svg:x1="13.017cm" svg:y1="15.557cm" svg:x2="13.335cm" svg:y2="15.239cm">
              <text:p/>
            </draw:line>
            <draw:line draw:style-name="gr6" draw:text-style-name="P1" draw:layer="layout" svg:x1="12.065cm" svg:y1="15.239cm" svg:x2="12.7cm" svg:y2="14.287cm">
              <text:p/>
            </draw:line>
            <draw:line draw:style-name="gr6" draw:text-style-name="P1" draw:layer="layout" svg:x1="13.335cm" svg:y1="15.239cm" svg:x2="12.7cm" svg:y2="14.287cm">
              <text:p/>
            </draw:line>
            <draw:line draw:style-name="gr6" draw:text-style-name="P1" draw:layer="layout" svg:x1="12.7cm" svg:y1="14.287cm" svg:x2="12.7cm" svg:y2="13.652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6.355cm" svg:y="14.28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6.355cm" svg:y="14.922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6.672cm" svg:y1="15.557cm" svg:x2="46.355cm" svg:y2="15.239cm">
              <text:p/>
            </draw:line>
            <draw:line draw:style-name="gr6" draw:text-style-name="P1" draw:layer="layout" svg:x1="47.307cm" svg:y1="15.557cm" svg:x2="47.625cm" svg:y2="15.239cm">
              <text:p/>
            </draw:line>
            <draw:line draw:style-name="gr6" draw:text-style-name="P1" draw:layer="layout" svg:x1="46.355cm" svg:y1="15.239cm" svg:x2="46.99cm" svg:y2="14.287cm">
              <text:p/>
            </draw:line>
            <draw:line draw:style-name="gr6" draw:text-style-name="P1" draw:layer="layout" svg:x1="47.625cm" svg:y1="15.239cm" svg:x2="46.99cm" svg:y2="14.287cm">
              <text:p/>
            </draw:line>
            <draw:line draw:style-name="gr6" draw:text-style-name="P1" draw:layer="layout" svg:x1="46.99cm" svg:y1="14.287cm" svg:x2="46.99cm" svg:y2="13.652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  <draw:frame draw:style-name="gr9" draw:text-style-name="P2" draw:layer="layout" svg:width="11.128cm" svg:height="2.296cm" svg:x="38.1cm" svg:y="6.594cm">
          <draw:text-box>
            <text:p><text:span text:style-name="T1">move-right</text:span></text:p>
          </draw:text-box>
        </draw:frame>
        <draw:frame draw:style-name="gr9" draw:text-style-name="P2" draw:layer="layout" svg:width="10.065cm" svg:height="2.296cm" svg:x="11.207cm" svg:y="6.667cm">
          <draw:text-box>
            <text:p><text:span text:style-name="T1">move-left</text:span></text:p>
          </draw:text-box>
        </draw:frame>
        <draw:frame draw:style-name="gr9" draw:text-style-name="P2" draw:layer="layout" svg:width="11.128cm" svg:height="2.296cm" svg:x="19.034cm" svg:y="20.246cm">
          <draw:text-box>
            <text:p><text:span text:style-name="T1">move-right</text:span></text:p>
          </draw:text-box>
        </draw:frame>
        <draw:frame draw:style-name="gr9" draw:text-style-name="P2" draw:layer="layout" svg:width="10.065cm" svg:height="2.296cm" svg:x="31.481cm" svg:y="20.32cm">
          <draw:text-box>
            <text:p><text:span text:style-name="T1">move-left</text:span></text:p>
          </draw:text-box>
        </draw:frame>
        <draw:frame draw:style-name="gr10" draw:text-style-name="P2" draw:layer="layout" svg:width="5.815cm" svg:height="2.464cm" svg:x="4.127cm" svg:y="20.32cm">
          <draw:text-box>
            <text:p><text:span text:style-name="T1">reach</text:span></text:p>
          </draw:text-box>
        </draw:frame>
        <draw:frame draw:style-name="gr10" draw:text-style-name="P2" draw:layer="layout" svg:width="5.815cm" svg:height="2.464cm" svg:x="49.747cm" svg:y="20.396cm">
          <draw:text-box>
            <text:p><text:span text:style-name="T1">reach</text:span></text:p>
          </draw:text-box>
        </draw:frame>
        <draw:custom-shape draw:style-name="gr11" draw:text-style-name="P1" draw:layer="layout" svg:width="0.635cm" svg:height="0.635cm" svg:x="29.527cm" svg:y="49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29.527cm" svg:y="5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29.527cm" svg:y="5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58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3T16:39:02</dc:date>
    <dc:creator>neptune </dc:creator>
    <meta:editing-duration>PT2H27M20S</meta:editing-duration>
    <meta:editing-cycles>14</meta:editing-cycles>
    <meta:generator>LibreOffice/3.5$Linux_X86_64 LibreOffice_project/350m1$Build-2</meta:generator>
    <meta:document-statistic meta:object-count="203"/>
  </office:meta>
</office:document-meta>
</file>